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34" manifest:media-type=""/>
  <manifest:file-entry manifest:full-path="ObjectReplacements/Object 20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11" manifest:media-type=""/>
  <manifest:file-entry manifest:full-path="ObjectReplacements/Object 29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3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3.5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353cm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189cm"/>
    </style:style>
    <style:style style:name="gr12" style:family="graphic" style:parent-style-name="objectwithoutfill">
      <style:graphic-properties draw:stroke="dash" draw:stroke-dash="Fine_20_Dashed" svg:stroke-color="#6666ff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6cm" fo:min-width="0.47cm"/>
    </style:style>
    <style:style style:name="gr22" style:family="graphic" style:parent-style-name="objectwithoutfill">
      <style:graphic-properties svg:stroke-color="#009900" draw:fill="none" draw:textarea-vertical-align="middle"/>
    </style:style>
    <style:style style:name="gr23" style:family="graphic" style:parent-style-name="objectwithoutfill">
      <style:graphic-properties draw:marker-end="Arrow" draw:fill="none" draw:textarea-vertical-align="middle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5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5cm"/>
    </style:style>
    <style:style style:name="gr3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custom-shape draw:style-name="gr1" draw:text-style-name="P1" draw:layer="layout" svg:width="3.856cm" svg:height="1.778cm" svg:x="13.16cm" svg:y="4.312cm">
                <text:p/>
                <draw:enhanced-geometry svg:viewBox="0 0 21600 21600" draw:type="rectangle" draw:enhanced-path="M 0 0 L 21600 0 21600 21600 0 21600 0 0 Z N"/>
              </draw:custom-shape>
              <draw:frame draw:style-name="gr2" draw:layer="layout" svg:width="2.792cm" svg:height="0.962cm" svg:x="13.708cm" svg:y="4.62cm">
                <draw:text-box>
                  <text:p><text:span text:style-name="T1">CW</text:span> ring</text:p>
                </draw:text-box>
              </draw:frame>
            </draw:g>
            <draw:g>
              <draw:custom-shape draw:style-name="gr3" draw:text-style-name="P1" draw:layer="layout" svg:width="4.088cm" svg:height="1.778cm" svg:x="17.788cm" svg:y="4.312cm">
                <text:p/>
                <draw:enhanced-geometry svg:viewBox="0 0 21600 21600" draw:type="rectangle" draw:enhanced-path="M 0 0 L 21600 0 21600 21600 0 21600 0 0 Z N"/>
              </draw:custom-shape>
              <draw:frame draw:style-name="gr4" draw:layer="layout" svg:width="3.414cm" svg:height="1.016cm" svg:x="18.324cm" svg:y="4.648cm">
                <draw:text-box>
                  <text:p><text:span text:style-name="T2">CCW</text:span> ring</text:p>
                </draw:text-box>
              </draw:frame>
            </draw:g>
          </draw:g>
        </draw:g>
        <draw:g>
          <draw:g>
            <draw:line draw:style-name="gr5" draw:text-style-name="P1" draw:layer="layout" svg:x1="17.892cm" svg:y1="8.681cm" svg:x2="24.885cm" svg:y2="8.681cm">
              <text:p/>
            </draw:line>
            <draw:frame draw:style-name="gr6" draw:text-style-name="P1" draw:layer="layout" svg:width="2.845cm" svg:height="0.972cm" svg:x="24.701cm" svg:y="8.856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7" draw:layer="layout" svg:width="0.853cm" svg:height="1.156cm" svg:x="21.204cm" svg:y="8.734cm">
              <draw:text-box>
                <text:p>0</text:p>
              </draw:text-box>
            </draw:frame>
            <draw:path draw:style-name="gr8" draw:text-style-name="P1" draw:layer="layout" svg:width="1.868cm" svg:height="3.289cm" draw:transform="skewX (-0.186226631187795) rotate (1.81252442819611) translate (18.3279173205903cm 9.99228155296009cm)" svg:viewBox="0 0 1869 3290" svg:d="M0 3083c300-30 579 38 865 93 270 51 680 242 831-26 115-203 187-407 171-653-19-276-278-439-457-641-188-211-192-496-210-752-16-225 46-449 120-666l76-242 86-196">
              <text:p/>
            </draw:path>
            <draw:path draw:style-name="gr9" draw:text-style-name="P1" draw:layer="layout" svg:width="2.067cm" svg:height="2.862cm" draw:transform="skewX (0.297055038689435) rotate (1.12346843950875) translate (20.907853607449cm 8.39319585022619cm)" svg:viewBox="0 0 2068 2863" svg:d="M0 420c299 73 567-81 824-191 253-107 505-291 810-208 354 97 127 432 321 641 201 217 98 540-29 777-154 291 7 599-51 902l-27 314 102 208">
              <text:p/>
            </draw:path>
            <draw:frame draw:style-name="gr6" draw:text-style-name="P1" draw:layer="layout" svg:width="1.472cm" svg:height="0.832cm" svg:x="18.26cm" svg:y="6.926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6" draw:text-style-name="P1" draw:layer="layout" svg:width="1.568cm" svg:height="0.82cm" svg:x="22.692cm" svg:y="6.858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line draw:style-name="gr10" draw:text-style-name="P1" draw:layer="layout" svg:x1="21.204cm" svg:y1="8.681cm" svg:x2="21.204cm" svg:y2="8.932cm">
            <text:p/>
          </draw:line>
        </draw:g>
        <draw:g>
          <draw:line draw:style-name="gr5" draw:text-style-name="P1" draw:layer="layout" svg:x1="9.004cm" svg:y1="8.783cm" svg:x2="16.793cm" svg:y2="8.783cm">
            <text:p/>
          </draw:line>
          <draw:frame draw:style-name="gr6" draw:text-style-name="P1" draw:layer="layout" svg:width="2.847cm" svg:height="0.854cm" svg:x="16.773cm" svg:y="8.78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10" draw:text-style-name="P1" draw:layer="layout" svg:x1="15.409cm" svg:y1="8.783cm" svg:x2="15.409cm" svg:y2="8.997cm">
            <text:p/>
          </draw:line>
          <draw:frame draw:style-name="gr11" draw:layer="layout" svg:width="0.853cm" svg:height="0.962cm" svg:x="15.409cm" svg:y="8.828cm">
            <draw:text-box>
              <text:p>0</text:p>
            </draw:text-box>
          </draw:frame>
          <draw:path draw:style-name="gr8" draw:text-style-name="P1" draw:layer="layout" svg:width="5.169cm" svg:height="3.222cm" draw:transform="skewX (0.0333357887130917) rotate (0.480489143074039) translate (9.28038392668994cm 8.14310797638335cm)" svg:viewBox="0 0 5170 3223" svg:d="M0 678c264-50 496 93 750 124 346 42 498-277 791-373 300-100 564-308 871-385 250-62 515-59 781 11 269 71 417 248 609 415 241 213 240 592 294 904 56 328 254 560 324 893 57 275 213 552 466 706l173 167 111 83">
            <text:p/>
          </draw:path>
          <draw:path draw:style-name="gr9" draw:text-style-name="P1" draw:layer="layout" svg:width="5.033cm" svg:height="2.29cm" svg:x="10.36cm" svg:y="6.474cm" svg:viewBox="0 0 5034 2291" svg:d="M0 2281c238 27 493 7 697-117 257-154 427-444 539-727 104-260 268-471 338-749 60-240 82-530 404-633 252-79 460-51 697-47 219 5 463 132 539 446 69 284 209 540 427 750 210 202 322 477 562 678 208 173 417 410 697 375h134">
            <text:p/>
          </draw:path>
          <draw:line draw:style-name="gr12" draw:text-style-name="P1" draw:layer="layout" svg:x1="12.13cm" svg:y1="6.697cm" svg:x2="12.13cm" svg:y2="8.783cm">
            <text:p/>
          </draw:line>
          <draw:line draw:style-name="gr13" draw:text-style-name="P1" draw:layer="layout" svg:x1="12.95cm" svg:y1="6.474cm" svg:x2="12.95cm" svg:y2="8.783cm">
            <text:p/>
          </draw:line>
          <draw:frame draw:style-name="gr6" draw:text-style-name="P1" draw:layer="layout" svg:width="1.547cm" svg:height="0.854cm" svg:x="11.105cm" svg:y="7.5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1" draw:layer="layout" svg:width="1.754cm" svg:height="0.854cm" svg:x="12.95cm" svg:y="7.501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1" draw:layer="layout" svg:width="1.571cm" svg:height="0.758cm" svg:x="10.08cm" svg:y="6.433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1" draw:layer="layout" svg:width="1.758cm" svg:height="0.749cm" svg:x="13.565cm" svg:y="6.219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frame draw:style-name="gr2" xml:id="id1" draw:id="id1" draw:layer="layout" svg:width="7.874cm" svg:height="0.962cm" svg:x="15.432cm" svg:y="0.343cm">
            <draw:text-box>
              <text:p>Sweep the injection space</text:p>
            </draw:text-box>
          </draw:frame>
          <draw:frame draw:style-name="gr14" xml:id="id2" draw:id="id2" draw:layer="layout" svg:width="5.993cm" svg:height="0.962cm" svg:x="14.473cm" svg:y="3.248cm">
            <draw:text-box>
              <text:p>Distribution families</text:p>
            </draw:text-box>
          </draw:frame>
        </draw:g>
        <draw:g>
          <draw:frame draw:style-name="gr15" draw:layer="layout" svg:width="3.851cm" svg:height="0.962cm" svg:x="0.74cm" svg:y="9.49cm">
            <draw:text-box>
              <text:p>get the pair </text:p>
            </draw:text-box>
          </draw:frame>
          <draw:frame draw:style-name="gr6" draw:text-style-name="P1" draw:layer="layout" svg:width="7.433cm" svg:height="1.05cm" svg:x="4.304cm" svg:y="9.456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6" draw:text-style-name="P1" draw:layer="layout" svg:width="3.811cm" svg:height="1.05cm" svg:x="0.486cm" svg:y="8.186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frame draw:style-name="gr6" draw:text-style-name="P1" draw:layer="layout" svg:width="1.999cm" svg:height="0.999cm" svg:x="13.12cm" svg:y="10.0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" draw:layer="layout" svg:width="1.999cm" svg:height="0.999cm" svg:x="13.12cm" svg:y="10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g>
            <draw:g>
              <draw:line draw:style-name="gr10" draw:text-style-name="P1" draw:layer="layout" svg:x1="2.848cm" svg:y1="11.73cm" svg:x2="2.848cm" svg:y2="14.778cm">
                <text:p/>
              </draw:line>
              <draw:line draw:style-name="gr10" draw:text-style-name="P1" draw:layer="layout" svg:x1="4.118cm" svg:y1="11.73cm" svg:x2="4.118cm" svg:y2="14.778cm">
                <text:p/>
              </draw:line>
              <draw:line draw:style-name="gr10" draw:text-style-name="P1" draw:layer="layout" svg:x1="5.488cm" svg:y1="11.73cm" svg:x2="5.488cm" svg:y2="14.778cm">
                <text:p/>
              </draw:line>
              <draw:line draw:style-name="gr10" draw:text-style-name="P1" draw:layer="layout" svg:x1="2.34cm" svg:y1="12.492cm" svg:x2="7.928cm" svg:y2="12.492cm">
                <text:p/>
              </draw:line>
              <draw:line draw:style-name="gr10" draw:text-style-name="P1" draw:layer="layout" svg:x1="6.912cm" svg:y1="11.73cm" svg:x2="6.912cm" svg:y2="14.778cm">
                <text:p/>
              </draw:line>
            </draw:g>
            <draw:frame draw:style-name="gr6" draw:text-style-name="P1" draw:layer="layout" svg:width="0.695cm" svg:height="0.978cm" svg:x="3.102cm" svg:y="11.476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6" draw:text-style-name="P1" draw:layer="layout" svg:width="1.348cm" svg:height="0.889cm" svg:x="4.118cm" svg:y="11.603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6" draw:text-style-name="P1" draw:layer="layout" svg:width="1.016cm" svg:height="0.762cm" svg:x="5.642cm" svg:y="11.73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frame draw:style-name="gr6" draw:text-style-name="P1" draw:layer="layout" svg:width="1.042cm" svg:height="0.878cm" svg:x="7.04cm" svg:y="11.676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6" draw:text-style-name="P1" draw:layer="layout" svg:width="0.972cm" svg:height="0.946cm" svg:x="2.892cm" svg:y="12.562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6" draw:text-style-name="P1" draw:layer="layout" svg:width="1.044cm" svg:height="0.864cm" svg:x="4.344cm" svg:y="12.644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6" draw:text-style-name="P1" draw:layer="layout" svg:width="1.038cm" svg:height="0.851cm" svg:x="5.642cm" svg:y="12.657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frame draw:style-name="gr6" draw:text-style-name="P1" draw:layer="layout" svg:width="0.923cm" svg:height="0.842cm" svg:x="7.005cm" svg:y="12.666cm">
              <t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6" draw:text-style-name="P1" draw:layer="layout" svg:width="0.972cm" svg:height="0.946cm" svg:x="2.892cm" svg:y="13.562cm">
              <t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  <draw:frame draw:style-name="gr6" draw:text-style-name="P1" draw:layer="layout" svg:width="1.191cm" svg:height="0.762cm" svg:x="4.197cm" svg:y="13.662cm">
              <t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  <draw:frame draw:style-name="gr6" draw:text-style-name="P1" draw:layer="layout" svg:width="1.263cm" svg:height="1.07cm" svg:x="5.642cm" svg:y="13.508cm">
              <t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  <draw:frame draw:style-name="gr6" draw:text-style-name="P1" draw:layer="layout" svg:width="1.177cm" svg:height="1.096cm" svg:x="6.905cm" svg:y="13.482cm">
              <t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draw:g>
          <draw:frame draw:style-name="gr16" draw:layer="layout" svg:width="1.56cm" svg:height="0.962cm" svg:x="0.77cm" svg:y="13.17cm">
            <draw:text-box>
              <text:p>CW</text:p>
            </draw:text-box>
          </draw:frame>
        </draw:g>
        <draw:g>
          <draw:frame draw:style-name="gr17" draw:layer="layout" svg:width="6.858cm" svg:height="2.286cm" svg:x="1.652cm" svg:y="16.224cm">
            <draw:text-box>
              <text:p>Combine each line for CW w/each for CCW</text:p>
            </draw:text-box>
          </draw:frame>
          <draw:frame draw:style-name="gr6" draw:text-style-name="P1" draw:layer="layout" svg:width="8.367cm" svg:height="2.116cm" svg:x="3.68cm" svg:y="17.922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18" draw:layer="layout" svg:width="3.224cm" svg:height="0.962cm" svg:x="0.216cm" svg:y="18.426cm">
            <draw:text-box>
              <text:p>Get stats:</text:p>
            </draw:text-box>
          </draw:frame>
        </draw:g>
        <draw:g>
          <draw:g>
            <draw:line draw:style-name="gr5" draw:text-style-name="P1" draw:layer="layout" svg:x1="18.115cm" svg:y1="19.083cm" svg:x2="26.544cm" svg:y2="19.083cm">
              <text:p/>
            </draw:line>
            <draw:line draw:style-name="gr5" draw:text-style-name="P1" draw:layer="layout" svg:x1="18.115cm" svg:y1="19.689cm" svg:x2="18.115cm" svg:y2="14.632cm">
              <text:p/>
            </draw:line>
            <draw:frame draw:style-name="gr6" draw:text-style-name="P1" draw:layer="layout" svg:width="2.137cm" svg:height="0.809cm" svg:x="17.648cm" svg:y="13.832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frame draw:style-name="gr6" draw:text-style-name="P1" draw:layer="layout" svg:width="1.79cm" svg:height="0.468cm" svg:x="25.835cm" svg:y="19.285cm">
              <t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line draw:style-name="gr19" draw:text-style-name="P1" draw:layer="layout" svg:x1="22.021cm" svg:y1="15.239cm" svg:x2="22.021cm" svg:y2="19.083cm">
              <text:p/>
            </draw:line>
            <draw:line draw:style-name="gr19" draw:text-style-name="P1" draw:layer="layout" svg:x1="18.115cm" svg:y1="16.857cm" svg:x2="26.75cm" svg:y2="16.857cm">
              <text:p/>
            </draw:line>
            <draw:frame draw:style-name="gr20" draw:layer="layout" svg:width="0.69cm" svg:height="0.962cm" svg:x="22.011cm" svg:y="19.285cm">
              <draw:text-box>
                <text:p>0</text:p>
              </draw:text-box>
            </draw:frame>
            <draw:frame draw:style-name="gr21" draw:layer="layout" svg:width="0.97cm" svg:height="0.962cm" svg:x="17.498cm" svg:y="16.655cm">
              <draw:text-box>
                <text:p>0</text:p>
              </draw:text-box>
            </draw:frame>
            <draw:line draw:style-name="gr9" draw:text-style-name="P1" draw:layer="layout" svg:x1="18.526cm" svg:y1="16.048cm" svg:x2="26.339cm" svg:y2="18.476cm">
              <text:p/>
            </draw:line>
            <draw:line draw:style-name="gr8" draw:text-style-name="P1" draw:layer="layout" svg:x1="19.965cm" svg:y1="15.441cm" svg:x2="23.871cm" svg:y2="18.678cm">
              <text:p/>
            </draw:line>
            <draw:line draw:style-name="gr22" draw:text-style-name="P1" draw:layer="layout" svg:x1="21.5cm" svg:y1="15.159cm" svg:x2="23.35cm" svg:y2="18.8cm">
              <text:p/>
            </draw:line>
          </draw:g>
          <draw:g>
            <draw:frame draw:style-name="gr6" draw:text-style-name="P1" draw:layer="layout" svg:width="1.949cm" svg:height="0.779cm" svg:x="25.51cm" svg:y="17.166cm">
              <text:p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  <draw:path draw:style-name="gr23" draw:text-style-name="P1" draw:layer="layout" svg:width="0.683cm" svg:height="0.645cm" draw:transform="skewX (0.0371755130674792) rotate (2.78013496550177) translate (25.1192708439318cm 18.052727709323cm)" svg:viewBox="0 0 684 646" svg:d="M0 644c245 9 564-4 684-262l-21-230-39-152">
              <text:p/>
            </draw:path>
            <draw:custom-shape draw:style-name="gr24" draw:text-style-name="P1" draw:layer="layout" svg:width="0.195cm" svg:height="0.2cm" svg:x="24.406cm" svg:y="17.8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25" draw:text-style-name="P1" draw:layer="layout" svg:x1="19.369cm" svg:y1="1.305cm" svg:x2="17.469cm" svg:y2="3.248cm" draw:start-shape="id1" draw:start-glue-point="2" draw:end-shape="id2" draw:end-glue-point="0" svg:d="M19369 1305v972h-1900v971" svg:viewBox="0 0 1901 1944">
          <text:p/>
        </draw:connector>
        <draw:g>
          <draw:g>
            <draw:custom-shape draw:style-name="gr26" draw:text-style-name="P1" draw:layer="layout" svg:width="4.318cm" svg:height="4.064cm" svg:x="22.86cm" svg:y="0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1" draw:layer="layout" svg:width="3.514cm" svg:height="1.081cm" svg:x="23.156cm" svg:y="2.567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frame draw:style-name="gr27" draw:layer="layout" svg:width="4.727cm" svg:height="0.962cm" svg:x="22.656cm" svg:y="5.334cm">
            <draw:text-box>
              <text:p>Injection space</text:p>
            </draw:text-box>
          </draw:frame>
        </draw:g>
        <draw:g>
          <draw:frame draw:style-name="gr28" draw:text-style-name="P1" draw:layer="layout" svg:width="6.602cm" svg:height="0.962cm" svg:x="0.354cm" svg:y="0.754cm">
            <draw:text-box>
              <text:p text:style-name="P1"><text:span text:style-name="T3">Problem statement:</text:span> </text:p>
            </draw:text-box>
          </draw:frame>
          <draw:frame draw:style-name="gr6" draw:text-style-name="P1" draw:layer="layout" svg:width="5.011cm" svg:height="2.177cm" svg:x="7.874cm" svg:y="0.617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29" draw:layer="layout" svg:width="5.612cm" svg:height="0.962cm" svg:x="0.762cm" svg:y="1.832cm">
            <draw:text-box>
              <text:p>Need to show that</text:p>
            </draw:text-box>
          </draw:frame>
          <draw:g>
            <draw:frame draw:style-name="gr6" draw:text-style-name="P1" draw:layer="layout" svg:width="11.229cm" svg:height="2.831cm" svg:x="0.354cm" svg:y="2.911cm">
              <text:p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  <draw:g>
              <draw:frame draw:style-name="gr15" draw:layer="layout" svg:width="3.851cm" svg:height="0.962cm" svg:x="0.721cm" svg:y="6.042cm">
                <draw:text-box>
                  <text:p>For a given </text:p>
                </draw:text-box>
              </draw:frame>
              <draw:frame draw:style-name="gr6" draw:text-style-name="P1" draw:layer="layout" svg:width="1.27cm" svg:height="0.889cm" svg:x="4.572cm" svg:y="6.115cm">
                <text:p/>
                <draw:object xlink:href="./Object 32" xlink:type="simple" xlink:show="embed" xlink:actuate="onLoad"/>
                <draw:image xlink:href="./ObjectReplacements/Object 32" xlink:type="simple" xlink:show="embed" xlink:actuate="onLoad"/>
              </draw:frame>
            </draw:g>
          </draw:g>
        </draw:g>
        <draw:frame draw:style-name="gr30" draw:text-style-name="P2" draw:layer="layout" svg:width="2.255cm" svg:height="0.962cm" svg:x="0.354cm" svg:y="7.174cm">
          <draw:text-box>
            <text:p><text:span text:style-name="T3">HOW:</text:span></text:p>
          </draw:text-box>
        </draw:frame>
        <draw:g>
          <draw:line draw:style-name="gr5" draw:text-style-name="P1" draw:layer="layout" svg:x1="9.377cm" svg:y1="16.457cm" svg:x2="9.377cm" svg:y2="10.926cm">
            <text:p/>
          </draw:line>
          <draw:line draw:style-name="gr5" draw:text-style-name="P1" draw:layer="layout" svg:x1="9.357cm" svg:y1="16.409cm" svg:x2="16.219cm" svg:y2="16.409cm">
            <text:p/>
          </draw:line>
          <draw:frame draw:style-name="gr6" draw:text-style-name="P1" draw:layer="layout" svg:width="1.093cm" svg:height="0.51cm" svg:x="16.089cm" svg:y="16.508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6" draw:text-style-name="P1" draw:layer="layout" svg:width="0.258cm" svg:height="0.244cm" svg:x="8.996cm" svg:y="10.86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line draw:style-name="gr31" draw:text-style-name="P1" draw:layer="layout" svg:x1="9.412cm" svg:y1="16.391cm" svg:x2="13.085cm" svg:y2="11.453cm">
            <text:p/>
          </draw:line>
          <draw:line draw:style-name="gr31" draw:text-style-name="P1" draw:layer="layout" svg:x1="9.412cm" svg:y1="16.391cm" svg:x2="16.065cm" svg:y2="12.045cm">
            <text:p/>
          </draw:line>
          <draw:line draw:style-name="gr19" draw:text-style-name="P1" draw:layer="layout" svg:x1="9.411cm" svg:y1="12.968cm" svg:x2="16.066cm" svg:y2="12.967cm">
            <text:p/>
          </draw:line>
          <draw:frame draw:style-name="gr6" draw:text-style-name="P1" draw:layer="layout" svg:width="0.903cm" svg:height="0.305cm" svg:x="12.806cm" svg:y="11.058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6" draw:text-style-name="P1" draw:layer="layout" svg:width="0.9cm" svg:height="0.304cm" svg:x="15.442cm" svg:y="11.675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line draw:style-name="gr5" draw:text-style-name="P1" draw:layer="layout" svg:x1="9.412cm" svg:y1="16.391cm" svg:x2="11.976cm" svg:y2="12.967cm">
            <text:p/>
          </draw:line>
          <draw:line draw:style-name="gr5" draw:text-style-name="P1" draw:layer="layout" svg:x1="9.412cm" svg:y1="16.391cm" svg:x2="14.679cm" svg:y2="12.967cm">
            <text:p/>
          </draw:line>
          <draw:frame draw:style-name="gr6" draw:text-style-name="P1" draw:layer="layout" svg:width="1.795cm" svg:height="0.305cm" svg:x="11.982cm" svg:y="13.033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6" draw:text-style-name="P1" draw:layer="layout" svg:width="1.795cm" svg:height="0.304cm" svg:x="14.679cm" svg:y="12.992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6" draw:text-style-name="P1" draw:layer="layout" svg:width="2.173cm" svg:height="0.306cm" svg:x="9.387cm" svg:y="12.637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line draw:style-name="gr19" draw:text-style-name="P1" draw:layer="layout" svg:x1="11.976cm" svg:y1="11.189cm" svg:x2="11.976cm" svg:y2="16.39cm">
            <text:p/>
          </draw:line>
          <draw:line draw:style-name="gr19" draw:text-style-name="P1" draw:layer="layout" svg:x1="14.705cm" svg:y1="11.19cm" svg:x2="14.705cm" svg:y2="16.391cm">
            <text:p/>
          </draw:line>
          <draw:frame draw:style-name="gr6" draw:text-style-name="P1" draw:layer="layout" svg:width="1.023cm" svg:height="0.305cm" svg:x="11.483cm" svg:y="16.456cm">
            <t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6" draw:text-style-name="P1" draw:layer="layout" svg:width="1.025cm" svg:height="0.305cm" svg:x="14.208cm" svg:y="16.456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path draw:style-name="gr10" draw:text-style-name="P1" draw:layer="layout" svg:width="0.313cm" svg:height="0.268cm" draw:transform="skewX (-0.0237364778271229) rotate (0.23404865269244) translate (10.0333612371123cm 15.5761925387589cm)" svg:viewBox="0 0 314 269" svg:d="M0 0c62 0 124 10 183 26 57 16 136 46 129 119l2 60-14 55-9 9">
            <text:p/>
          </draw:path>
          <draw:frame draw:style-name="gr6" draw:text-style-name="P1" draw:layer="layout" svg:width="0.265cm" svg:height="0.124cm" svg:x="10.255cm" svg:y="15.411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26T15:18:13.902425214</meta:creation-date>
    <dc:date>2017-06-27T09:41:11.460977244</dc:date>
    <dc:creator>Alex Aksentyev</dc:creator>
    <meta:editing-duration>PT1H16M55S</meta:editing-duration>
    <meta:editing-cycles>15</meta:editing-cycles>
    <meta:generator>LibreOffice/4.3.3.2$Linux_X86_64 LibreOffice_project/430m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y( x, %DELTA%gamma_s )
</annotation>
  </semantics>
</math>
</file>

<file path=Object 10/content.xml><?xml version="1.0" encoding="utf-8"?>
<math xmlns="http://www.w3.org/1998/Math/MathML" display="block">
  <semantics>
    <mrow>
      <msubsup>
        <mi mathvariant="normal">Ω</mi>
        <mi>X</mi>
        <mi mathvariant="italic">CW</mi>
      </msubsup>
      <mo stretchy="false">+</mo>
      <msubsup>
        <mi mathvariant="normal">Ω</mi>
        <mi>X</mi>
        <mi mathvariant="italic">CCW</mi>
      </msubsup>
    </mrow>
    <annotation encoding="StarMath 5.0">%OMEGA_X^CW + %OMEGA_X^CCW</annotation>
  </semantics>
</math>
</file>

<file path=Object 11/content.xml><?xml version="1.0" encoding="utf-8"?>
<math xmlns="http://www.w3.org/1998/Math/MathML" display="block">
  <semantics>
    <mrow>
      <msubsup>
        <mi mathvariant="normal">Ω</mi>
        <mi>Y</mi>
        <mi mathvariant="italic">CW</mi>
      </msubsup>
      <mo stretchy="false">−</mo>
      <msubsup>
        <mi mathvariant="normal">Ω</mi>
        <mi>Y</mi>
        <mi mathvariant="italic">CCW</mi>
      </msubsup>
    </mrow>
    <annotation encoding="StarMath 5.0">%OMEGA_Y^CW - %OMEGA_Y^CCW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W</mi>
          </msub>
          <mi>,</mi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CW</mi>
          </msub>
        </mrow>
      </mrow>
      <mo fence="true" stretchy="false">)</mo>
    </mrow>
    <annotation encoding="StarMath 5.0">((%OMEGA_y, %OMEGA_x)_CW, (%OMEGA_y, %OMEGA_x)_CCW )</annotation>
  </semantics>
</math>
</file>

<file path=Object 13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forall ( (x,y), %DELTA%gamma_s )</annotation>
  </semantics>
</math>
</file>

<file path=Object 14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5/content.xml><?xml version="1.0" encoding="utf-8"?>
<math xmlns="http://www.w3.org/1998/Math/MathML" display="block">
  <semantics>
    <mrow>
      <mi mathvariant="normal">Δ</mi>
      <msub>
        <mi mathvariant="normal">γ</mi>
        <mi>s</mi>
      </msub>
    </mrow>
    <annotation encoding="StarMath 5.0">%DELTA%gamma_s</annotation>
  </semantics>
</math>
</file>

<file path=Object 16/content.xml><?xml version="1.0" encoding="utf-8"?>
<math xmlns="http://www.w3.org/1998/Math/MathML" display="block">
  <semantics>
    <msub>
      <mi mathvariant="normal">Ω</mi>
      <mi>y</mi>
    </msub>
    <annotation encoding="StarMath 5.0">%OMEGA_y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19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/content.xml><?xml version="1.0" encoding="utf-8"?>
<math xmlns="http://www.w3.org/1998/Math/MathML" display="block">
  <semantics>
    <mrow>
      <msub>
        <mi mathvariant="normal">Ω</mi>
        <mi>X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X ( x, %DELTA%gamma_s )</annotation>
  </semantics>
</math>
</file>

<file path=Object 20/content.xml><?xml version="1.0" encoding="utf-8"?>
<math xmlns="http://www.w3.org/1998/Math/MathML" display="block">
  <semantics>
    <mrow>
      <mi mathvariant="normal">Δ</mi>
      <msubsup>
        <mi mathvariant="normal">γ</mi>
        <mi>s</mi>
        <mn>0</mn>
      </msubsup>
    </mrow>
    <annotation encoding="StarMath 5.0">%DELTA%gamma_s^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sup>
      <mi mathvariant="normal">Ω</mi>
      <mi>y</mi>
      <mn>0</mn>
    </msubsup>
    <annotation encoding="StarMath 5.0"> %OMEGA_y^0
 </annotation>
  </semantics>
</math>
</file>

<file path=Object 23/content.xml><?xml version="1.0" encoding="utf-8"?>
<math xmlns="http://www.w3.org/1998/Math/MathML" display="block">
  <semantics>
    <msubsup>
      <mi mathvariant="normal">Ω</mi>
      <mi>x</mi>
      <mn>0</mn>
    </msubsup>
    <annotation encoding="StarMath 5.0">%OMEGA_x^0</annotation>
  </semantics>
</math>
</file>

<file path=Object 24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5/content.xml><?xml version="1.0" encoding="utf-8"?>
<math xmlns="http://www.w3.org/1998/Math/MathML" display="block">
  <semantics>
    <mrow>
      <mi mathvariant="normal">Δ</mi>
      <msubsup>
        <mi mathvariant="normal">γ</mi>
        <mi>s</mi>
        <mn>1</mn>
      </msubsup>
    </mrow>
    <annotation encoding="StarMath 5.0">%DELTA%gamma_s^1</annotation>
  </semantics>
</math>
</file>

<file path=Object 26/content.xml><?xml version="1.0" encoding="utf-8"?>
<math xmlns="http://www.w3.org/1998/Math/MathML" display="block">
  <semantics>
    <msubsup>
      <mi mathvariant="normal">Ω</mi>
      <mi>y</mi>
      <mn>1</mn>
    </msubsup>
    <annotation encoding="StarMath 5.0">%OMEGA_y^1</annotation>
  </semantics>
</math>
</file>

<file path=Object 27/content.xml><?xml version="1.0" encoding="utf-8"?>
<math xmlns="http://www.w3.org/1998/Math/MathML" display="block">
  <semantics>
    <msubsup>
      <mi mathvariant="normal">Ω</mi>
      <mi>x</mi>
      <mn>1</mn>
    </msubsup>
    <annotation encoding="StarMath 5.0">%OMEGA_x^1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subsup>
                <mi mathvariant="normal">Ω</mi>
                <mi>x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+</mo>
              <msubsup>
                <mi mathvariant="normal">Ω</mi>
                <mi>x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S</mi>
                <mn>2</mn>
              </msub>
              <mo stretchy="false">=</mo>
              <msubsup>
                <mi mathvariant="normal">Ω</mi>
                <mi>y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−</mo>
              <msubsup>
                <mi mathvariant="normal">Ω</mi>
                <mi>y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</mrow>
        </mtd>
      </mtr>
    </mtable>
    <annotation encoding="StarMath 5.0">stack{
S_1 = %OMEGA_x^CW({vec x}_i, %DELTA%gamma_s^j) + %OMEGA_x^CCW({vec x}_t,%DELTA%gamma_s^p), #
S_2 = %OMEGA_y^CW({vec x}_i, %DELTA%gamma_s^j) - %OMEGA_y^CCW({vec x}_t,%DELTA%gamma_s^p)
}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i>i</mi>
          <mi>,</mi>
          <mi>j</mi>
          <mi>,</mi>
          <mi>t</mi>
          <mi>,</mi>
          <mi>p</mi>
        </mrow>
      </mrow>
      <mo fence="true" stretchy="false">]</mo>
    </mrow>
    <annotation encoding="StarMath 5.0">[ i,j,t,p ]</annotation>
  </semantics>
</math>
</file>

<file path=Object 3/content.xml><?xml version="1.0" encoding="utf-8"?>
<math xmlns="http://www.w3.org/1998/Math/MathML" display="block">
  <semantics>
    <mrow>
      <msub>
        <mi mathvariant="normal">μ</mi>
        <mi mathvariant="italic">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W( %gamma_s )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ubsup>
                <mi mathvariant="normal">Ω</mi>
                <mi>x</mi>
                <mi mathvariant="italic">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  <mi>,</mi>
          </mrow>
        </mtd>
      </mtr>
      <mtr>
        <mtd>
          <mrow>
            <mrow>
              <msubsup>
                <mi mathvariant="normal">Ω</mi>
                <mi>x</mi>
                <mi mathvariant="italic">C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</mrow>
        </mtd>
      </mtr>
    </mtable>
    <annotation encoding="StarMath 5.0">stack{
%OMEGA_x^CW = f^CW_{%sigma_{tilt}}( %OMEGA_y ), #
%OMEGA_x^CCW = f^CCW_{%sigma_{tilt}}( %OMEGA_y )
}</annotation>
  </semantics>
</math>
</file>

<file path=Object 31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normal">ϵ</mi>
              <mo stretchy="false">&gt;</mo>
              <mn>0</mn>
            </mrow>
            <mo stretchy="false">∀</mo>
            <mo stretchy="false">∃</mo>
            <mrow>
              <mi mathvariant="normal">δ</mi>
              <mo stretchy="false">&gt;</mo>
              <mn>0</mn>
            </mrow>
            <mi mathvariant="normal">:</mi>
          </mrow>
        </mtd>
      </mtr>
      <mtr>
        <mtd>
          <mrow>
            <mrow>
              <mrow>
                <mrow>
                  <mo fence="true" stretchy="false">|</mo>
                  <mrow>
                    <msubsup>
                      <mi mathvariant="normal">Ω</mi>
                      <mi>y</mi>
                      <mn>0</mn>
                    </msubsup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subsup>
                      <mi mathvariant="normal">Ω</mi>
                      <mi>y</mi>
                      <mn>1</mn>
                    </msubsup>
                  </mrow>
                  <mo fence="true" stretchy="false">|</mo>
                </mrow>
              </mrow>
              <mo stretchy="false">&lt;</mo>
              <mi mathvariant="normal">δ</mi>
            </mrow>
            <mo stretchy="false">→</mo>
            <mrow>
              <mrow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0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1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</mrow>
              <mo stretchy="false">&lt;</mo>
              <mi mathvariant="normal">ϵ</mi>
            </mrow>
          </mrow>
        </mtd>
      </mtr>
    </mtable>
    <annotation encoding="StarMath 5.0">stack{
forall %epsilon&gt;0 forall exists %delta&gt;0: #
 lline%OMEGA_y^0 rline-lline%OMEGA_y^1 rline&lt;%delta rightarrow lline f^CW_{%sigma_{tilt}}(%OMEGA_y^0) rline-lline f^CCW_{%sigma_{tilt}}(%OMEGA_y^1) rline&lt;%epsilon
}</annotation>
  </semantics>
</math>
</file>

<file path=Object 32/content.xml><?xml version="1.0" encoding="utf-8"?>
<math xmlns="http://www.w3.org/1998/Math/MathML" display="block">
  <semantics>
    <msub>
      <mi mathvariant="normal">σ</mi>
      <mi mathvariant="italic">tilt</mi>
    </msub>
    <annotation encoding="StarMath 5.0">%sigma_{ tilt }</annotation>
  </semantics>
</math>
</file>

<file path=Object 33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34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5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bar n ( vec b_1, %gamma_s^0 )</annotation>
  </semantics>
</math>
</file>

<file path=Object 36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bar n ( vec b_2, %gamma_s^1 )</annotation>
  </semantics>
</math>
</file>

<file path=Object 37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mu_s( vec b_1,%gamma_s^0 )  bar n(vec b_1, %gamma_s^0 )</annotation>
  </semantics>
</math>
</file>

<file path=Object 38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mu_s( vec b_2,%gamma_s^1 )  bar n(vec b_2, %gamma_s^1 )</annotation>
  </semantics>
</math>
</file>

<file path=Object 39/content.xml><?xml version="1.0" encoding="utf-8"?>
<math xmlns="http://www.w3.org/1998/Math/MathML" display="block">
  <semantics>
    <mrow>
      <msub>
        <mi mathvariant="normal">Ω</mi>
        <mi>y</mi>
      </msub>
      <mrow>
        <mrow>
          <mo fence="true" stretchy="false">(</mo>
          <mrow>
            <mrow>
              <mover accent="true">
                <msub>
                  <mi>b</mi>
                  <mn>1,</mn>
                </msub>
                <mo stretchy="false">⃗</mo>
              </mover>
              <msubsup>
                <mi mathvariant="normal">γ</mi>
                <mi>s</mi>
                <mn>0</mn>
              </msubsup>
            </mrow>
          </mrow>
          <mo fence="true" stretchy="false">)</mo>
        </mrow>
        <mo stretchy="false">=</mo>
        <msub>
          <mi mathvariant="normal">Ω</mi>
          <mi>y</mi>
        </msub>
      </mrow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y( vec b_1, %gamma_s^0 ) = %OMEGA_y( vec b_2, %gamma_s^1 )</annotation>
  </semantics>
</math>
</file>

<file path=Object 4/content.xml><?xml version="1.0" encoding="utf-8"?>
<math xmlns="http://www.w3.org/1998/Math/MathML" display="block">
  <semantics>
    <mrow>
      <msub>
        <mi mathvariant="normal">μ</mi>
        <mi mathvariant="italic">C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CW( %gamma_s )</annotation>
  </semantics>
</math>
</file>

<file path=Object 40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OMEGA_r( vec b_1, %gamma_s^0 )</annotation>
  </semantics>
</math>
</file>

<file path=Object 41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r( vec b_2, %gamma_s^1 )</annotation>
  </semantics>
</math>
</file>

<file path=Object 42/content.xml><?xml version="1.0" encoding="utf-8"?>
<math xmlns="http://www.w3.org/1998/Math/MathML" display="block">
  <semantics>
    <mi mathvariant="normal">α</mi>
    <annotation encoding="StarMath 5.0">%alpha</annotation>
  </semantics>
</math>
</file>

<file path=Object 5/content.xml><?xml version="1.0" encoding="utf-8"?>
<math xmlns="http://www.w3.org/1998/Math/MathML" display="block">
  <semantics>
    <mrow>
      <msubsup>
        <mi>f</mi>
        <mi>y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W( %gamma_s )</annotation>
  </semantics>
</math>
</file>

<file path=Object 6/content.xml><?xml version="1.0" encoding="utf-8"?>
<math xmlns="http://www.w3.org/1998/Math/MathML" display="block">
  <semantics>
    <mrow>
      <msubsup>
        <mi>f</mi>
        <mi>y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CW( %gamma_s )</annotation>
  </semantics>
</math>
</file>

<file path=Object 7/content.xml><?xml version="1.0" encoding="utf-8"?>
<math xmlns="http://www.w3.org/1998/Math/MathML" display="block">
  <semantics>
    <mrow>
      <msubsup>
        <mi>f</mi>
        <mi>x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W( %gamma_s )</annotation>
  </semantics>
</math>
</file>

<file path=Object 8/content.xml><?xml version="1.0" encoding="utf-8"?>
<math xmlns="http://www.w3.org/1998/Math/MathML" display="block">
  <semantics>
    <mrow>
      <msubsup>
        <mi>f</mi>
        <mi>x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CW( %gamma_s )</annotation>
  </semantics>
</math>
</file>

<file path=Object 9/content.xml><?xml version="1.0" encoding="utf-8"?>
<math xmlns="http://www.w3.org/1998/Math/MathML" display="block">
  <semantics>
    <mrow>
      <mo fence="true" stretchy="false">{</mo>
      <mrow>
        <mrow>
          <mi>x</mi>
          <mi>,</mi>
          <mi>y</mi>
          <mi>,</mi>
          <mi mathvariant="normal">Δ</mi>
          <msub>
            <mi mathvariant="normal">γ</mi>
            <mi>s</mi>
          </msub>
        </mrow>
      </mrow>
      <mo fence="true" stretchy="false">}</mo>
    </mrow>
    <annotation encoding="StarMath 5.0">lbrace x, y, %DELTA%gamma_s rbrace</annotation>
  </semantics>
</math>
</file>